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Auto (DO NOT TOUCH)" table:style-name="ta1">
        <table:table-row>
          <table:table-cell office:value-type="string">
            <text:p>ok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office:value-type="string"/>
          <table:table-cell office:value-type="string">
            <text:p>lugana oasi mantellina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string">
            <text:p>wine_01h0r2ppd5v4crsdwkrrep85qc</text:p>
          </table:table-cell>
          <table:table-cell office:value-type="string">
            <text:p>WHITE</text:p>
          </table:table-cell>
          <table:table-cell office:value-type="string">
            <text:p>Oasi Mantellina Lugana</text:p>
          </table:table-cell>
          <table:table-cell office:value-type="string">
            <text:p>Allegrini</text:p>
          </table:table-cell>
          <table:table-cell office:value-type="float" office:value="50.548325">
            <text:p>50.54832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07">
            <text:p>207</text:p>
          </table:table-cell>
          <table:table-cell office:value-type="string"/>
          <table:table-cell office:value-type="string">
            <text:p>vermentino di sardegna "cala silente"</text:p>
          </table:table-cell>
          <table:table-cell office:value-type="string">
            <text:p>Santa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2100">
            <text:p>21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string">
            <text:p>wine_01gzr4ktjm6m40fkh1xb3pg7nz</text:p>
          </table:table-cell>
          <table:table-cell office:value-type="string">
            <text:p>WHITE</text:p>
          </table:table-cell>
          <table:table-cell office:value-type="string">
            <text:p>Cala Silente Vermentino di Sardegna</text:p>
          </table:table-cell>
          <table:table-cell office:value-type="string">
            <text:p>Santadi</text:p>
          </table:table-cell>
          <table:table-cell office:value-type="float" office:value="48.14486">
            <text:p>48.1448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830">
            <text:p>830</text:p>
          </table:table-cell>
          <table:table-cell office:value-type="string"/>
          <table:table-cell office:value-type="string">
            <text:p>recioto della valpolicella</text:p>
          </table:table-cell>
          <table:table-cell office:value-type="string">
            <text:p>Secondo Marco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h0qzm1fsqrcjv66fmqz4ns4a</text:p>
          </table:table-cell>
          <table:table-cell office:value-type="string">
            <text:p>DESSERT</text:p>
          </table:table-cell>
          <table:table-cell office:value-type="string">
            <text:p>Recioto della Valpolicella</text:p>
          </table:table-cell>
          <table:table-cell office:value-type="string">
            <text:p>Secondo Marco</text:p>
          </table:table-cell>
          <table:table-cell office:value-type="float" office:value="51.374527">
            <text:p>51.37452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champagne blanc de blanc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/>
          <table:table-cell office:value-type="string"/>
          <table:table-cell office:value-type="string">
            <text:p>wine_01gzr4ksd2c8ryrf1nbh9jb83z</text:p>
          </table:table-cell>
          <table:table-cell office:value-type="string">
            <text:p>SPARKLING</text:p>
          </table:table-cell>
          <table:table-cell office:value-type="string">
            <text:p>Blanc de Blancs Brut Champagne</text:p>
          </table:table-cell>
          <table:table-cell office:value-type="string">
            <text:p>Ruinart</text:p>
          </table:table-cell>
          <table:table-cell office:value-type="float" office:value="42.044037">
            <text:p>42.04403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88">
            <text:p>188</text:p>
          </table:table-cell>
          <table:table-cell office:value-type="string"/>
          <table:table-cell office:value-type="string">
            <text:p>sauvignon vulcaia fumé</text:p>
          </table:table-cell>
          <table:table-cell office:value-type="string">
            <text:p>Az. Agr. Inam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string">
            <text:p>wine_01gzr4ksj2vhr6mzr4an8szhym</text:p>
          </table:table-cell>
          <table:table-cell office:value-type="string">
            <text:p>WHITE</text:p>
          </table:table-cell>
          <table:table-cell office:value-type="string">
            <text:p>Vulcaia Fume Sauvignon del Veneto</text:p>
          </table:table-cell>
          <table:table-cell office:value-type="string">
            <text:p>Inama Azienda Agricola</text:p>
          </table:table-cell>
          <table:table-cell office:value-type="float" office:value="32.88581">
            <text:p>32.88581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string"/>
          <table:table-cell office:value-type="string">
            <text:p>sauvignon vulcaia fumé</text:p>
          </table:table-cell>
          <table:table-cell office:value-type="string">
            <text:p>Az. Agr. Inam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string">
            <text:p>wine_01gzr4ksj2vhr6mzr4an8szhym</text:p>
          </table:table-cell>
          <table:table-cell office:value-type="string">
            <text:p>WHITE</text:p>
          </table:table-cell>
          <table:table-cell office:value-type="string">
            <text:p>Vulcaia Fume Sauvignon del Veneto</text:p>
          </table:table-cell>
          <table:table-cell office:value-type="string">
            <text:p>Inama Azienda Agricola</text:p>
          </table:table-cell>
          <table:table-cell office:value-type="float" office:value="32.88581">
            <text:p>32.88581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91">
            <text:p>191</text:p>
          </table:table-cell>
          <table:table-cell office:value-type="string"/>
          <table:table-cell office:value-type="string">
            <text:p>incrocio manzoni</text:p>
          </table:table-cell>
          <table:table-cell office:value-type="string">
            <text:p>Loredan Gaspa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32xvsftnykq08qghcp</text:p>
          </table:table-cell>
          <table:table-cell office:value-type="string">
            <text:p>WHITE</text:p>
          </table:table-cell>
          <table:table-cell office:value-type="string">
            <text:p>Manzoni Bianco</text:p>
          </table:table-cell>
          <table:table-cell office:value-type="string">
            <text:p>Loredan Gasparini</text:p>
          </table:table-cell>
          <table:table-cell office:value-type="float" office:value="48.66369">
            <text:p>48.66369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93">
            <text:p>193</text:p>
          </table:table-cell>
          <table:table-cell office:value-type="string"/>
          <table:table-cell office:value-type="string">
            <text:p>bucce</text:p>
          </table:table-cell>
          <table:table-cell office:value-type="string">
            <text:p>Marco Mosc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string">
            <text:p>wine_01gzr4ksrdzpgyrysf1yma27hj</text:p>
          </table:table-cell>
          <table:table-cell office:value-type="string">
            <text:p>WHITE</text:p>
          </table:table-cell>
          <table:table-cell office:value-type="string">
            <text:p>Bucce Bianco</text:p>
          </table:table-cell>
          <table:table-cell office:value-type="string">
            <text:p>Marco Mosconi</text:p>
          </table:table-cell>
          <table:table-cell office:value-type="float" office:value="45.903522">
            <text:p>45.90352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08">
            <text:p>208</text:p>
          </table:table-cell>
          <table:table-cell office:value-type="string"/>
          <table:table-cell office:value-type="string">
            <text:p>vernaccia extra</text:p>
          </table:table-cell>
          <table:table-cell office:value-type="string">
            <text:p>Produttori riuni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68">
            <text:p>196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h4pmmfhwmzmhsthdbx4mezgd</text:p>
          </table:table-cell>
          <table:table-cell office:value-type="string">
            <text:p>SPARKLING</text:p>
          </table:table-cell>
          <table:table-cell office:value-type="string">
            <text:p>Prosecco Extra Dry</text:p>
          </table:table-cell>
          <table:table-cell office:value-type="string">
            <text:p>Riunite</text:p>
          </table:table-cell>
          <table:table-cell office:value-type="float" office:value="24.346607">
            <text:p>24.34660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11">
            <text:p>211</text:p>
          </table:table-cell>
          <table:table-cell office:value-type="string"/>
          <table:table-cell office:value-type="string">
            <text:p>rossj bass langhe dop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0400">
            <text:p>104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string">
            <text:p>wine_01gzr4kspp0wnh0289kv106za8</text:p>
          </table:table-cell>
          <table:table-cell office:value-type="string">
            <text:p>WHITE</text:p>
          </table:table-cell>
          <table:table-cell office:value-type="string">
            <text:p>Rossj-Bass Langhe</text:p>
          </table:table-cell>
          <table:table-cell office:value-type="string">
            <text:p>Gaja</text:p>
          </table:table-cell>
          <table:table-cell office:value-type="float" office:value="40.500477">
            <text:p>40.50047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string"/>
          <table:table-cell office:value-type="string">
            <text:p>rossj bass langhe dop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string">
            <text:p>wine_01gzr4kspp0wnh0289kv106za8</text:p>
          </table:table-cell>
          <table:table-cell office:value-type="string">
            <text:p>WHITE</text:p>
          </table:table-cell>
          <table:table-cell office:value-type="string">
            <text:p>Rossj-Bass Langhe</text:p>
          </table:table-cell>
          <table:table-cell office:value-type="string">
            <text:p>Gaja</text:p>
          </table:table-cell>
          <table:table-cell office:value-type="float" office:value="40.500477">
            <text:p>40.50047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16">
            <text:p>216</text:p>
          </table:table-cell>
          <table:table-cell office:value-type="string"/>
          <table:table-cell office:value-type="string">
            <text:p>verdicchio di jesi superiore massaccio</text:p>
          </table:table-cell>
          <table:table-cell office:value-type="string">
            <text:p>Tenute San Sis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800">
            <text:p>280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/>
          <table:table-cell office:value-type="string"/>
          <table:table-cell office:value-type="string">
            <text:p>wine_01gzr4ksq1qykwetyb3dj5ystz</text:p>
          </table:table-cell>
          <table:table-cell office:value-type="string">
            <text:p>WHITE</text:p>
          </table:table-cell>
          <table:table-cell office:value-type="string">
            <text:p>Massacio Verdicchio dei Castelli di Jesi Classico Superiore</text:p>
          </table:table-cell>
          <table:table-cell office:value-type="string">
            <text:p>Tenute San Sisto</text:p>
          </table:table-cell>
          <table:table-cell office:value-type="float" office:value="56.572227">
            <text:p>56.57222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80">
            <text:p>280</text:p>
          </table:table-cell>
          <table:table-cell office:value-type="string"/>
          <table:table-cell office:value-type="string">
            <text:p>rosso bio animaversa</text:p>
          </table:table-cell>
          <table:table-cell office:value-type="string">
            <text:p>Montever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string">
            <text:p>wine_01gzr4kt10qc7jgh83x7ttneyz</text:p>
          </table:table-cell>
          <table:table-cell office:value-type="string">
            <text:p>RED</text:p>
          </table:table-cell>
          <table:table-cell office:value-type="string">
            <text:p>Animaversa Rosso</text:p>
          </table:table-cell>
          <table:table-cell office:value-type="string">
            <text:p>Monteversa</text:p>
          </table:table-cell>
          <table:table-cell office:value-type="float" office:value="45.521362">
            <text:p>45.52136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office:value-type="string"/>
          <table:table-cell office:value-type="string">
            <text:p>rosso bio animaversa</text:p>
          </table:table-cell>
          <table:table-cell office:value-type="string">
            <text:p>Montevers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0qc7jgh83x7ttneyz</text:p>
          </table:table-cell>
          <table:table-cell office:value-type="string">
            <text:p>RED</text:p>
          </table:table-cell>
          <table:table-cell office:value-type="string">
            <text:p>Animaversa Rosso</text:p>
          </table:table-cell>
          <table:table-cell office:value-type="string">
            <text:p>Monteversa</text:p>
          </table:table-cell>
          <table:table-cell office:value-type="float" office:value="45.521362">
            <text:p>45.52136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819">
            <text:p>819</text:p>
          </table:table-cell>
          <table:table-cell office:value-type="string"/>
          <table:table-cell office:value-type="string">
            <text:p>sauternes</text:p>
          </table:table-cell>
          <table:table-cell office:value-type="string">
            <text:p>Chateau d’Yquem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0">
            <text:p>1990</text:p>
          </table:table-cell>
          <table:table-cell office:value-type="float" office:value="100000">
            <text:p>10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gzr4ksd26n053njzs52q1crp</text:p>
          </table:table-cell>
          <table:table-cell office:value-type="string">
            <text:p>DESSERT</text:p>
          </table:table-cell>
          <table:table-cell office:value-type="string">
            <text:p>Sauternes</text:p>
          </table:table-cell>
          <table:table-cell office:value-type="string">
            <text:p>Château d'Yquem</text:p>
          </table:table-cell>
          <table:table-cell office:value-type="float" office:value="40.112442">
            <text:p>40.11244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820">
            <text:p>820</text:p>
          </table:table-cell>
          <table:table-cell office:value-type="string"/>
          <table:table-cell office:value-type="string">
            <text:p>sussenberg gruner veltriner</text:p>
          </table:table-cell>
          <table:table-cell office:value-type="string">
            <text:p>Nikolaihof Wach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9">
            <text:p>1999</text:p>
          </table:table-cell>
          <table:table-cell office:value-type="float" office:value="15000">
            <text:p>15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gzr4ksxrw112p2xyzp422yqa</text:p>
          </table:table-cell>
          <table:table-cell office:value-type="string">
            <text:p>WHITE</text:p>
          </table:table-cell>
          <table:table-cell office:value-type="string">
            <text:p>Sussenberg Grüner Veltliner</text:p>
          </table:table-cell>
          <table:table-cell office:value-type="string">
            <text:p>Nikolaihof</text:p>
          </table:table-cell>
          <table:table-cell office:value-type="float" office:value="45.02675">
            <text:p>45.0267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821">
            <text:p>821</text:p>
          </table:table-cell>
          <table:table-cell office:value-type="string"/>
          <table:table-cell office:value-type="string">
            <text:p>trockenbeerenauslese</text:p>
          </table:table-cell>
          <table:table-cell office:value-type="string">
            <text:p>Nikolaihof Wach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1">
            <text:p>2001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string">
            <text:p>wine_01gzr4ksxrsw8fv4jnz39yfssp</text:p>
          </table:table-cell>
          <table:table-cell office:value-type="string">
            <text:p>DESSERT</text:p>
          </table:table-cell>
          <table:table-cell office:value-type="string">
            <text:p>Trockenbeerenauslese</text:p>
          </table:table-cell>
          <table:table-cell office:value-type="string">
            <text:p>Nikolaihof</text:p>
          </table:table-cell>
          <table:table-cell office:value-type="float" office:value="33.791706">
            <text:p>33.79170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829">
            <text:p>829</text:p>
          </table:table-cell>
          <table:table-cell office:value-type="string"/>
          <table:table-cell office:value-type="string">
            <text:p>recioto della valpolicella</text:p>
          </table:table-cell>
          <table:table-cell office:value-type="string">
            <text:p>Brigalda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gzr4ktqj38q4f41mkzewxjca</text:p>
          </table:table-cell>
          <table:table-cell office:value-type="string">
            <text:p>DESSERT</text:p>
          </table:table-cell>
          <table:table-cell office:value-type="string">
            <text:p>Recioto della Valpolicella Classico</text:p>
          </table:table-cell>
          <table:table-cell office:value-type="string">
            <text:p>Brigaldara</text:p>
          </table:table-cell>
          <table:table-cell office:value-type="float" office:value="42.571457">
            <text:p>42.57145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832">
            <text:p>832</text:p>
          </table:table-cell>
          <table:table-cell office:value-type="string"/>
          <table:table-cell office:value-type="string">
            <text:p>recioto valpolicella “le salette"</text:p>
          </table:table-cell>
          <table:table-cell office:value-type="string">
            <text:p>Pergole Vece</text:p>
          </table:table-cell>
          <table:table-cell office:value-type="string"/>
          <table:table-cell office:value-type="string">
            <text:p>HALF_LITER</text:p>
          </table:table-cell>
          <table:table-cell office:value-type="float" office:value="2016">
            <text:p>2016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00e5xp4w63xc7c6t5d</text:p>
          </table:table-cell>
          <table:table-cell office:value-type="string">
            <text:p>RED</text:p>
          </table:table-cell>
          <table:table-cell office:value-type="string">
            <text:p>Le Petit Vice Cabernet Sauvignon</text:p>
          </table:table-cell>
          <table:table-cell office:value-type="string">
            <text:p>Vice Versa</text:p>
          </table:table-cell>
          <table:table-cell office:value-type="float" office:value="19.228502">
            <text:p>19.228502</text:p>
          </table:table-cell>
        </table:table-row>
      </table:table>
      <table:table table:name="Manual (insert ids)" table:style-name="ta1">
        <table:table-row>
          <table:table-cell office:value-type="string">
            <text:p>ok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</table:table-row>
        <table:table-row>
          <table:table-cell table:formula="of:=IF(ISBLANK([.B2]); &quot;&quot;; 1)"/>
          <table:table-cell office:value-type="string">
            <text:p>wine_01h4pmmfq2k9pvra5s73nmfr8j</text:p>
          </table:table-cell>
          <table:table-cell office:value-type="string">
            <text:p>WHITE</text:p>
          </table:table-cell>
          <table:table-cell office:value-type="string">
            <text:p>Pinot Bianco De Silva</text:p>
          </table:table-cell>
          <table:table-cell office:value-type="string">
            <text:p>Peter Sölva</text:p>
          </table:table-cell>
          <table:table-cell office:value-type="string">
            <text:p>192</text:p>
          </table:table-cell>
          <table:table-cell office:value-type="string"/>
          <table:table-cell office:value-type="string">
            <text:p>ribolla gialla</text:p>
          </table:table-cell>
          <table:table-cell office:value-type="string">
            <text:p>Loredan Gaspa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table:formula="of:=IF(ISBLANK([.B3]); &quot;&quot;; 1)"/>
          <table:table-cell office:value-type="string">
            <text:p>wine_01gzr4ksmxhs3pcnxcft4hsbxs</text:p>
          </table:table-cell>
          <table:table-cell office:value-type="string">
            <text:p>WHITE</text:p>
          </table:table-cell>
          <table:table-cell office:value-type="string">
            <text:p>Pinot Bianco Sanct Valentin</text:p>
          </table:table-cell>
          <table:table-cell office:value-type="string">
            <text:p>St. Michael-Eppan</text:p>
          </table:table-cell>
          <table:table-cell office:value-type="string">
            <text:p>206</text:p>
          </table:table-cell>
          <table:table-cell office:value-type="string"/>
          <table:table-cell office:value-type="string">
            <text:p>capichera bianco igt</text:p>
          </table:table-cell>
          <table:table-cell office:value-type="string">
            <text:p>Capiche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5">
            <text:p>2005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table:formula="of:=IF(ISBLANK([.B4]); &quot;&quot;; 1)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217</text:p>
          </table:table-cell>
          <table:table-cell office:value-type="string"/>
          <table:table-cell office:value-type="string">
            <text:p>pecorino santa maria</text:p>
          </table:table-cell>
          <table:table-cell office:value-type="string">
            <text:p>Vinicentan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table:formula="of:=IF(ISBLANK([.B5]); &quot;&quot;; 1)"/>
          <table:table-cell office:value-type="string">
            <text:p>qualcosa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828</text:p>
          </table:table-cell>
          <table:table-cell office:value-type="string"/>
          <table:table-cell office:value-type="string">
            <text:p>recioto valpolicella “le salette"</text:p>
          </table:table-cell>
          <table:table-cell office:value-type="string">
            <text:p>Traversag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table:formula="of:=IF(ISBLANK([.B6]); &quot;&quot;; 1)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2</text:p>
          </table:table-cell>
          <table:table-cell office:value-type="string"/>
          <table:table-cell office:value-type="string">
            <text:p>champagne rosé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table:formula="of:=IF(ISBLANK([.B7]); &quot;&quot;; 1)"/>
          <table:table-cell office:value-type="string">
            <text:p>prova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188</text:p>
          </table:table-cell>
          <table:table-cell office:value-type="string"/>
          <table:table-cell office:value-type="string">
            <text:p>sauvignon vulcaia fumé</text:p>
          </table:table-cell>
          <table:table-cell office:value-type="string">
            <text:p>Az. Agr. Inam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table:formula="of:=IF(ISBLANK([.B8]); &quot;&quot;; 1)"/>
          <table:table-cell office:value-type="string">
            <text:p>csr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203</text:p>
          </table:table-cell>
          <table:table-cell office:value-type="string"/>
          <table:table-cell office:value-type="string">
            <text:p>fiano salento igp</text:p>
          </table:table-cell>
          <table:table-cell office:value-type="string">
            <text:p>Vespa Vignai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table:formula="of:=IF(ISBLANK([.B9]); &quot;&quot;; 1)"/>
          <table:table-cell office:value-type="string">
            <text:p>some id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213</text:p>
          </table:table-cell>
          <table:table-cell office:value-type="string"/>
          <table:table-cell office:value-type="string">
            <text:p>gavi di gavi</text:p>
          </table:table-cell>
          <table:table-cell office:value-type="string">
            <text:p>Nicola Bergagl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100">
            <text:p>2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table:formula="of:=IF(ISBLANK([.B10]); &quot;&quot;; 1)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282</text:p>
          </table:table-cell>
          <table:table-cell office:value-type="string"/>
          <table:table-cell office:value-type="string">
            <text:p>rosso bio versacinto</text:p>
          </table:table-cell>
          <table:table-cell office:value-type="string">
            <text:p>Montever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table:formula="of:=IF(ISBLANK([.B11]); &quot;&quot;; 1)"/>
          <table:table-cell office:value-type="string">
            <text:p>f12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824</text:p>
          </table:table-cell>
          <table:table-cell office:value-type="string"/>
          <table:table-cell office:value-type="string">
            <text:p>kerner "praepositus" passito</text:p>
          </table:table-cell>
          <table:table-cell office:value-type="string">
            <text:p>Abbazia di Novac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